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800000209F6AC5663304F7F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2.7cm"/>
      <style:paragraph-properties style:writing-mode="lr-tb"/>
    </style:style>
    <style:style style:name="gr3" style:family="graphic" style:parent-style-name="objectwithoutfill">
      <style:graphic-properties draw:stroke="dash" draw:stroke-dash="Long_20_Dash"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15cm" fo:min-width="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5cm" fo:min-width="5.2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15cm" fo:min-width="8.4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15cm" fo:min-width="11.6cm"/>
      <style:paragraph-properties style:writing-mode="lr-tb"/>
    </style:style>
    <style:style style:name="gr9" style:family="graphic" style:parent-style-name="standard">
      <style:graphic-properties svg:stroke-color="#ffffff" draw:fill-color="#ffffff" draw:opacity="0%" draw:opacity-name="" draw:textarea-horizontal-align="justify" draw:textarea-vertical-align="middle" draw:auto-grow-height="false" fo:min-height="0.25cm" fo:min-width="0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2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12" style:family="graphic" style:parent-style-name="standard">
      <style:graphic-properties draw:fill-color="#ffffff" draw:opacity="7%" draw:textarea-horizontal-align="justify" draw:textarea-vertical-align="bottom" draw:auto-grow-height="false" fo:min-height="0.15cm" fo:min-width="0.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5cm" fo:min-width="0.9cm"/>
      <style:paragraph-properties style:writing-mode="lr-tb"/>
    </style:style>
    <style:style style:name="gr1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5cm" fo:min-width="1cm"/>
      <style:paragraph-properties style:writing-mode="lr-tb"/>
    </style:style>
    <style:style style:name="gr1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5cm" fo:min-width="0.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7.5pt" style:font-size-asian="7.5pt" style:font-size-complex="7.5pt"/>
    </style:style>
    <style:style style:name="P5" style:family="paragraph">
      <loext:graphic-properties draw:fill-color="#ffffff"/>
      <style:paragraph-properties fo:text-align="center"/>
      <style:text-properties fo:font-size="7.5pt" style:font-size-asian="7.5pt" style:font-size-complex="7.5pt"/>
    </style:style>
    <style:style style:name="P6" style:family="paragraph">
      <loext:graphic-properties draw:fill-color="#ffffff" draw:opacity="0%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-color="#ffffff"/>
      <style:paragraph-properties fo:text-align="center"/>
      <style:text-properties fo:color="#00a933" fo:font-size="12pt" style:font-size-asian="12pt" style:font-size-complex="12pt"/>
    </style:style>
    <style:style style:name="P8" style:family="paragraph">
      <loext:graphic-properties draw:fill-color="#ffffff" draw:opacity="7%"/>
      <style:paragraph-properties fo:text-align="center"/>
    </style:style>
    <style:style style:name="P9" style:family="paragraph">
      <style:paragraph-properties fo:text-align="center"/>
      <style:text-properties fo:font-size="6.5pt" style:font-size-asian="6.5pt" style:font-size-complex="6.5pt"/>
    </style:style>
    <style:style style:name="P10" style:family="paragraph">
      <loext:graphic-properties draw:fill-color="#ffffff" draw:opacity="0%"/>
      <style:paragraph-properties fo:text-align="center"/>
      <style:text-properties fo:font-size="6.5pt" style:font-size-asian="6.5pt" style:font-size-complex="6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.5pt" style:font-size-asian="7.5pt" style:font-size-complex="7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00a933" fo:font-size="12pt" style:font-size-asian="12pt" style:font-size-complex="12pt"/>
    </style:style>
    <style:style style:name="T5" style:family="text">
      <style:text-properties fo:font-size="6.5pt" style:font-size-asian="6.5pt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2.647cm" svg:height="13.784cm" svg:x="3.562cm" svg:y="3.618cm">
          <draw:image xlink:href="Pictures/100002010000035800000209F6AC5663304F7F91.png" xlink:type="simple" xlink:show="embed" xlink:actuate="onLoad" loext:mime-type="image/png">
            <text:p/>
          </draw:image>
        </draw:frame>
      </draw:page>
      <draw:page draw:name="page2" draw:style-name="dp1" draw:master-page-name="默认">
        <draw:custom-shape draw:style-name="gr2" draw:text-style-name="P2" draw:layer="layout" svg:width="3.2cm" svg:height="0.6cm" svg:x="7.3cm" svg:y="6cm">
          <text:p text:style-name="P1"><text:span text:style-name="T1">GLOBAL DI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10.5cm" svg:y="6cm">
          <text:p text:style-name="P1"><text:span text:style-name="T1">UPPER DI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13.7cm" svg:y="6cm">
          <text:p text:style-name="P1"><text:span text:style-name="T1">MIDDLE DI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16.9cm" svg:y="6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20.1cm" svg:y="6cm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4.1cm" svg:y="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3.3cm" svg:y1="6.1cm" svg:x2="23.3cm" svg:y2="1.5cm">
          <text:p/>
        </draw:line>
        <draw:line draw:style-name="gr4" draw:text-style-name="P3" draw:layer="layout" svg:x1="23.2cm" svg:y1="5.6cm" svg:x2="20.1cm" svg:y2="5.6cm">
          <text:p/>
        </draw:line>
        <draw:custom-shape draw:style-name="gr5" draw:text-style-name="P5" draw:layer="layout" svg:width="2.5cm" svg:height="0.4cm" svg:x="20.6cm" svg:y="5.2cm">
          <text:p text:style-name="P4"><text:span text:style-name="T2">PAGE_SHIFT=1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2cm" svg:y1="4.7cm" svg:x2="16.9cm" svg:y2="4.7cm">
          <text:p/>
        </draw:line>
        <draw:custom-shape draw:style-name="gr6" draw:text-style-name="P5" draw:layer="layout" svg:width="5.7cm" svg:height="0.4cm" svg:x="17.5cm" svg:y="4.3cm">
          <text:p text:style-name="P4"><text:span text:style-name="T2">PMD_SHIFT = 2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3cm" svg:y1="3.7cm" svg:x2="13.8cm" svg:y2="3.7cm">
          <text:p/>
        </draw:line>
        <draw:custom-shape draw:style-name="gr7" draw:text-style-name="P5" draw:layer="layout" svg:width="8.9cm" svg:height="0.4cm" svg:x="14.4cm" svg:y="3.3cm">
          <text:p text:style-name="P4"><text:span text:style-name="T2">PUD_SHIFT = 30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2cm" svg:y1="2.6cm" svg:x2="10.8cm" svg:y2="2.6cm">
          <text:p/>
        </draw:line>
        <draw:custom-shape draw:style-name="gr8" draw:text-style-name="P5" draw:layer="layout" svg:width="12.1cm" svg:height="0.4cm" svg:x="11.2cm" svg:y="2.2cm">
          <text:p text:style-name="P4"><text:span text:style-name="T2">PGDIR_SHIFT = 39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20.1cm" svg:y="5.5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22.9cm" svg:y="5.5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16.9cm" svg:y="5.4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13.7cm" svg:y="5.4cm">
          <text:p text:style-name="P1"><text:span text:style-name="T3">29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16.9cm" svg:y="5.4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10.5cm" svg:y="5.4cm">
          <text:p text:style-name="P1"><text:span text:style-name="T3">38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7.4cm" svg:y="5.4cm">
          <text:p text:style-name="P1"><text:span text:style-name="T3">47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4.1cm" svg:y="5.4cm">
          <text:p text:style-name="P1"><text:span text:style-name="T3">6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cm" svg:height="0.6cm" svg:x="1.9cm" svg:y="4.4cm">
          <text:p text:style-name="P1"><text:span text:style-name="T4">线性地址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2" draw:text-style-name="P2" draw:layer="layout" svg:width="3.2cm" svg:height="0.6cm" svg:x="7.3cm" svg:y="6cm">
          <text:p text:style-name="P1"><text:span text:style-name="T1">GLOBAL DI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10.5cm" svg:y="6cm">
          <text:p text:style-name="P1"><text:span text:style-name="T1">UPPER DI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13.7cm" svg:y="6cm">
          <text:p text:style-name="P1"><text:span text:style-name="T1">MIDDLE DI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16.9cm" svg:y="6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20.1cm" svg:y="6cm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0.6cm" svg:x="4.1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3.3cm" svg:y1="6.1cm" svg:x2="23.3cm" svg:y2="1.5cm">
          <text:p/>
        </draw:line>
        <draw:line draw:style-name="gr4" draw:text-style-name="P3" draw:layer="layout" svg:x1="23.2cm" svg:y1="5.6cm" svg:x2="20.1cm" svg:y2="5.6cm">
          <text:p/>
        </draw:line>
        <draw:custom-shape draw:style-name="gr5" draw:text-style-name="P5" draw:layer="layout" svg:width="2.5cm" svg:height="0.4cm" svg:x="20.6cm" svg:y="5.2cm">
          <text:p text:style-name="P4"><text:span text:style-name="T2">PAGE_SHIFT=1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2cm" svg:y1="4.7cm" svg:x2="16.9cm" svg:y2="4.7cm">
          <text:p/>
        </draw:line>
        <draw:custom-shape draw:style-name="gr6" draw:text-style-name="P5" draw:layer="layout" svg:width="5.7cm" svg:height="0.4cm" svg:x="17.5cm" svg:y="4.3cm">
          <text:p text:style-name="P4"><text:span text:style-name="T2">PMD_SHIFT = 2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3cm" svg:y1="3.7cm" svg:x2="13.8cm" svg:y2="3.7cm">
          <text:p/>
        </draw:line>
        <draw:custom-shape draw:style-name="gr7" draw:text-style-name="P5" draw:layer="layout" svg:width="8.9cm" svg:height="0.4cm" svg:x="14.4cm" svg:y="3.3cm">
          <text:p text:style-name="P4"><text:span text:style-name="T2">PUD_SHIFT = 30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2cm" svg:y1="2.6cm" svg:x2="10.8cm" svg:y2="2.6cm">
          <text:p/>
        </draw:line>
        <draw:custom-shape draw:style-name="gr8" draw:text-style-name="P5" draw:layer="layout" svg:width="12.1cm" svg:height="0.4cm" svg:x="11.2cm" svg:y="2.2cm">
          <text:p text:style-name="P4"><text:span text:style-name="T2">PGDIR_SHIFT = 39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20.1cm" svg:y="5.5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22.9cm" svg:y="5.5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16.9cm" svg:y="5.4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13.7cm" svg:y="5.4cm">
          <text:p text:style-name="P1"><text:span text:style-name="T3">29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16.9cm" svg:y="5.4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4cm" svg:height="0.5cm" svg:x="10.5cm" svg:y="5.4cm">
          <text:p text:style-name="P1"><text:span text:style-name="T3">38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7.4cm" svg:y="5.4cm">
          <text:p text:style-name="P1"><text:span text:style-name="T3">47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4.1cm" svg:y="5.4cm">
          <text:p text:style-name="P1"><text:span text:style-name="T3">6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cm" svg:height="0.6cm" svg:x="1.9cm" svg:y="4.4cm">
          <text:p text:style-name="P1"><text:span text:style-name="T4">线性地址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1.4cm" svg:height="0.4cm" svg:x="9.7cm" svg:y="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8" draw:layer="layout" svg:width="1.4cm" svg:height="0.4cm" svg:x="9.7cm" svg:y="11.8cm">
              <text:p text:style-name="P1">...</text:p>
              <draw:enhanced-geometry svg:viewBox="0 0 21600 21600" draw:type="rectangle" draw:enhanced-path="M 0 0 L 21600 0 21600 21600 0 21600 0 0 Z N"/>
            </draw:custom-shape>
            <draw:custom-shape draw:style-name="gr13" draw:text-style-name="P9" draw:layer="layout" svg:width="1.4cm" svg:height="0.4cm" svg:x="9.7cm" svg:y="11.4cm">
              <text:p text:style-name="P1"><text:span text:style-name="T5">第</text:span><text:span text:style-name="T5">296</text:span><text:span text:style-name="T5">项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4cm" svg:height="0.4cm" svg:x="9.7cm" svg:y="12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0" draw:layer="layout" svg:width="1.5cm" svg:height="0.4cm" svg:x="9.7cm" svg:y="10.4cm">
              <text:p text:style-name="P1"><text:span text:style-name="T5">共</text:span><text:span text:style-name="T5">512</text:span><text:span text:style-name="T5">个表项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5" draw:text-style-name="P10" draw:layer="layout" svg:width="0.9cm" svg:height="0.4cm" svg:x="5.3cm" svg:y="11.7cm">
          <text:p text:style-name="P1"><text:span text:style-name="T5">CR3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6cm" svg:y1="6.6cm" svg:x2="8.6cm" svg:y2="11.4cm">
          <text:p/>
        </draw:line>
        <draw:custom-shape draw:style-name="gr11" draw:text-style-name="P1" draw:layer="layout" svg:width="1.4cm" svg:height="0.4cm" svg:x="5.4cm" svg:y="1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8cm" svg:y1="12.6cm" svg:x2="9.7cm" svg:y2="12.6cm">
          <text:p/>
        </draw:line>
        <draw:g>
          <draw:custom-shape draw:style-name="gr16" draw:text-style-name="P1" draw:layer="layout" svg:width="0.3cm" svg:height="0.3cm" svg:x="8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8.6cm" svg:y1="12.6cm" svg:x2="8.6cm" svg:y2="11.8cm">
            <text:p/>
          </draw:line>
          <draw:line draw:style-name="gr4" draw:text-style-name="P3" draw:layer="layout" svg:x1="8.7cm" svg:y1="11.6cm" svg:x2="9.7cm" svg:y2="11.6cm">
            <text:p/>
          </draw:line>
        </draw:g>
        <draw:g>
          <draw:custom-shape draw:style-name="gr11" draw:text-style-name="P1" draw:layer="layout" svg:width="1.4cm" svg:height="0.4cm" svg:x="13.2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8" draw:layer="layout" svg:width="1.4cm" svg:height="0.4cm" svg:x="13.2cm" svg:y="10.9cm">
              <text:p text:style-name="P1">...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9" draw:layer="layout" svg:width="1.4cm" svg:height="0.4cm" svg:x="13.2cm" svg:y="10.5cm">
              <text:p text:style-name="P1"><text:span text:style-name="T5">第</text:span><text:span text:style-name="T5">5</text:span><text:span text:style-name="T5">项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1.4cm" svg:height="0.4cm" svg:x="13.2cm" svg:y="11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0" draw:layer="layout" svg:width="1.5cm" svg:height="0.4cm" svg:x="13.2cm" svg:y="9.5cm">
              <text:p text:style-name="P1"><text:span text:style-name="T5">共</text:span><text:span text:style-name="T5">512</text:span><text:span text:style-name="T5">个表项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1" draw:text-style-name="P1" draw:layer="layout" svg:width="1.4cm" svg:height="0.4cm" svg:x="16.2cm" svg:y="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8" draw:layer="layout" svg:width="1.4cm" svg:height="0.4cm" svg:x="16.2cm" svg:y="9.8cm">
              <text:p text:style-name="P1">...</text:p>
              <draw:enhanced-geometry svg:viewBox="0 0 21600 21600" draw:type="rectangle" draw:enhanced-path="M 0 0 L 21600 0 21600 21600 0 21600 0 0 Z N"/>
            </draw:custom-shape>
            <draw:custom-shape draw:style-name="gr13" draw:text-style-name="P9" draw:layer="layout" svg:width="1.4cm" svg:height="0.4cm" svg:x="16.2cm" svg:y="9.4cm">
              <text:p text:style-name="P1"><text:span text:style-name="T5">第</text:span><text:span text:style-name="T5">192</text:span><text:span text:style-name="T5">项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4cm" svg:height="0.4cm" svg:x="16.2cm" svg:y="10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0" draw:layer="layout" svg:width="1.5cm" svg:height="0.4cm" svg:x="16.2cm" svg:y="8.4cm">
              <text:p text:style-name="P1"><text:span text:style-name="T5">共</text:span><text:span text:style-name="T5">512</text:span><text:span text:style-name="T5">个表项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1" draw:layer="layout" svg:width="1.4cm" svg:height="0.4cm" svg:x="19.5cm" svg:y="8.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8" draw:layer="layout" svg:width="1.4cm" svg:height="0.4cm" svg:x="19.5cm" svg:y="8.9cm">
              <text:p text:style-name="P1">...</text:p>
              <draw:enhanced-geometry svg:viewBox="0 0 21600 21600" draw:type="rectangle" draw:enhanced-path="M 0 0 L 21600 0 21600 21600 0 21600 0 0 Z N"/>
            </draw:custom-shape>
            <draw:custom-shape draw:style-name="gr13" draw:text-style-name="P9" draw:layer="layout" svg:width="1.4cm" svg:height="0.4cm" svg:x="19.5cm" svg:y="8.5cm">
              <text:p text:style-name="P1"><text:span text:style-name="T5">第</text:span><text:span text:style-name="T5">340</text:span><text:span text:style-name="T5">项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4cm" svg:height="0.4cm" svg:x="19.5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0" draw:layer="layout" svg:width="1.5cm" svg:height="0.4cm" svg:x="19.5cm" svg:y="7.5cm">
              <text:p text:style-name="P1"><text:span text:style-name="T5">共</text:span><text:span text:style-name="T5">512</text:span><text:span text:style-name="T5">个表项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1" draw:layer="layout" svg:width="1.4cm" svg:height="0.4cm" svg:x="24.5cm" svg:y="7.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8" draw:layer="layout" svg:width="1.4cm" svg:height="0.4cm" svg:x="24.5cm" svg:y="8.1cm">
              <text:p text:style-name="P1">...</text:p>
              <draw:enhanced-geometry svg:viewBox="0 0 21600 21600" draw:type="rectangle" draw:enhanced-path="M 0 0 L 21600 0 21600 21600 0 21600 0 0 Z N"/>
            </draw:custom-shape>
            <draw:custom-shape draw:style-name="gr13" draw:text-style-name="P9" draw:layer="layout" svg:width="1.4cm" svg:height="0.4cm" svg:x="24.5cm" svg:y="7.7cm">
              <text:p text:style-name="P1"><text:span text:style-name="T5">物理地址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4cm" svg:height="0.4cm" svg:x="24.5cm" svg:y="8.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0" draw:layer="layout" svg:width="1.5cm" svg:height="0.4cm" svg:x="24.5cm" svg:y="6.7cm">
              <text:p text:style-name="P1"><text:span text:style-name="T5">物理页</text:span></text:p>
              <draw:enhanced-geometry svg:viewBox="0 0 21600 21600" draw:type="rectangle" draw:enhanced-path="M 0 0 L 21600 0 21600 21600 0 21600 0 0 Z N"/>
            </draw:custom-shape>
          </draw:g>
        </draw:g>
        <draw:line draw:style-name="gr4" draw:text-style-name="P3" draw:layer="layout" svg:x1="11.1cm" svg:y1="11.7cm" svg:x2="13.2cm" svg:y2="11.7cm">
          <text:p/>
        </draw:line>
        <draw:g>
          <draw:custom-shape draw:style-name="gr16" draw:text-style-name="P1" draw:layer="layout" svg:width="0.3cm" svg:height="0.3cm" svg:x="1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2.2cm" svg:y1="11.7cm" svg:x2="12.2cm" svg:y2="10.9cm">
            <text:p/>
          </draw:line>
          <draw:line draw:style-name="gr4" draw:text-style-name="P3" draw:layer="layout" svg:x1="12.3cm" svg:y1="10.7cm" svg:x2="13.3cm" svg:y2="10.7cm">
            <text:p/>
          </draw:line>
        </draw:g>
        <draw:line draw:style-name="gr4" draw:text-style-name="P3" draw:layer="layout" svg:x1="12.1cm" svg:y1="6.6cm" svg:x2="12.1cm" svg:y2="10.6cm">
          <text:p/>
        </draw:line>
        <draw:g>
          <draw:custom-shape draw:style-name="gr16" draw:text-style-name="P1" draw:layer="layout" svg:width="0.3cm" svg:height="0.3cm" svg:x="14.9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5.1cm" svg:y1="10.6cm" svg:x2="15.1cm" svg:y2="9.8cm">
            <text:p/>
          </draw:line>
          <draw:line draw:style-name="gr4" draw:text-style-name="P3" draw:layer="layout" svg:x1="15.2cm" svg:y1="9.6cm" svg:x2="16.2cm" svg:y2="9.6cm">
            <text:p/>
          </draw:line>
        </draw:g>
        <draw:line draw:style-name="gr4" draw:text-style-name="P3" draw:layer="layout" svg:x1="14.6cm" svg:y1="10.6cm" svg:x2="16.2cm" svg:y2="10.6cm">
          <text:p/>
        </draw:line>
        <draw:line draw:style-name="gr4" draw:text-style-name="P3" draw:layer="layout" svg:x1="15.1cm" svg:y1="6.7cm" svg:x2="15.1cm" svg:y2="9.5cm">
          <text:p/>
        </draw:line>
        <draw:g>
          <draw:custom-shape draw:style-name="gr16" draw:text-style-name="P1" draw:layer="layout" svg:width="0.3cm" svg:height="0.3cm" svg:x="18.2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8.4cm" svg:y1="9.6cm" svg:x2="18.4cm" svg:y2="8.8cm">
            <text:p/>
          </draw:line>
          <draw:line draw:style-name="gr4" draw:text-style-name="P3" draw:layer="layout" svg:x1="18.5cm" svg:y1="8.6cm" svg:x2="19.5cm" svg:y2="8.6cm">
            <text:p/>
          </draw:line>
        </draw:g>
        <draw:line draw:style-name="gr4" draw:text-style-name="P3" draw:layer="layout" svg:x1="17.4cm" svg:y1="9.6cm" svg:x2="19.5cm" svg:y2="9.6cm">
          <text:p/>
        </draw:line>
        <draw:line draw:style-name="gr4" draw:text-style-name="P3" draw:layer="layout" svg:x1="18.3cm" svg:y1="6.6cm" svg:x2="18.3cm" svg:y2="8.6cm">
          <text:p/>
        </draw:line>
        <draw:custom-shape draw:style-name="gr16" draw:text-style-name="P1" draw:layer="layout" svg:width="0.3cm" svg:height="0.3cm" svg:x="22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2.7cm" svg:y1="8.8cm" svg:x2="22.7cm" svg:y2="8cm">
          <text:p/>
        </draw:line>
        <draw:line draw:style-name="gr4" draw:text-style-name="P3" draw:layer="layout" svg:x1="22.7cm" svg:y1="7.8cm" svg:x2="24.6cm" svg:y2="7.8cm">
          <text:p/>
        </draw:line>
        <draw:line draw:style-name="gr4" draw:text-style-name="P3" draw:layer="layout" svg:x1="20.9cm" svg:y1="8.8cm" svg:x2="24.5cm" svg:y2="8.8cm">
          <text:p/>
        </draw:line>
        <draw:line draw:style-name="gr4" draw:text-style-name="P3" draw:layer="layout" svg:x1="22.6cm" svg:y1="6.6cm" svg:x2="22.6cm" svg:y2="7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22:09:49.528336239</meta:creation-date>
    <dc:date>2021-05-31T23:27:20.624859262</dc:date>
    <meta:editing-duration>PT45M20S</meta:editing-duration>
    <meta:editing-cycles>8</meta:editing-cycles>
    <meta:generator>LibreOffice/6.4.7.2$Linux_X86_64 LibreOffice_project/40$Build-2</meta:generator>
    <meta:document-statistic meta:object-count="115"/>
  </office:meta>
</office:document-meta>
</file>